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680000007087A30F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Footer">
      <style:paragraph-properties fo:text-align="end" style:justify-single-word="false"/>
    </style:style>
    <style:style style:name="P4" style:family="paragraph" style:parent-style-name="Standard">
      <style:paragraph-properties fo:margin-left="0.4917in" fo:margin-right="0in" fo:text-indent="0in" style:auto-text-indent="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style:tab-stops>
          <style:tab-stop style:position="2.5819in"/>
        </style:tab-stops>
      </style:paragraph-properties>
    </style:style>
    <style:style style:name="P7" style:family="paragraph" style:parent-style-name="Text_20_body">
      <style:text-properties style:text-underline-style="none"/>
    </style:style>
    <style:style style:name="P8" style:family="paragraph" style:parent-style-name="Text_20_body">
      <style:text-properties fo:background-color="transparent"/>
    </style:style>
    <style:style style:name="P9" style:family="paragraph" style:parent-style-name="Text_20_body">
      <style:paragraph-properties fo:margin-left="0in" fo:margin-right="0in" fo:text-indent="0.5902in"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style:tab-stops>
          <style:tab-stop style:position="2.5819in"/>
        </style:tab-stops>
      </style:paragraph-properties>
    </style:style>
    <style:style style:name="P14" style:family="paragraph" style:parent-style-name="Text_20_body" style:list-style-name="L5">
      <style:paragraph-properties>
        <style:tab-stops>
          <style:tab-stop style:position="2.5819in"/>
        </style:tab-stops>
      </style:paragraph-properties>
    </style:style>
    <style:style style:name="P15" style:family="paragraph" style:parent-style-name="Text_20_body" style:list-style-name="L6">
      <style:paragraph-properties>
        <style:tab-stops>
          <style:tab-stop style:position="2.5819in"/>
        </style:tab-stops>
      </style:paragraph-properties>
    </style:style>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paragraph-properties fo:text-align="start" style:justify-single-word="false"/>
    </style:style>
    <style:style style:name="P23" style:family="paragraph" style:parent-style-name="Text_20_body" style:list-style-name="L15">
      <style:paragraph-properties fo:text-align="start" style:justify-single-word="false"/>
    </style:style>
    <style:style style:name="P24" style:family="paragraph" style:parent-style-name="Text_20_body" style:list-style-name="L16">
      <style:paragraph-properties fo:text-align="start" style:justify-single-word="false"/>
    </style:style>
    <style:style style:name="P25" style:family="paragraph" style:parent-style-name="Text_20_body" style:list-style-name="L17">
      <style:paragraph-properties fo:text-align="start" style:justify-single-word="false"/>
    </style:style>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8">
      <style:paragraph-properties fo:margin-left="0.4925in" fo:margin-right="0in" fo:text-indent="0.5902in" style:auto-text-indent="false"/>
      <style:text-properties style:text-underline-style="none"/>
    </style:style>
    <style:style style:name="P29" style:family="paragraph" style:parent-style-name="Text_20_body" style:list-style-name="L18">
      <style:paragraph-properties fo:margin-left="0.4925in" fo:margin-right="0in" fo:text-indent="0.5902in" style:auto-text-indent="false"/>
      <style:text-properties style:text-underline-style="none"/>
    </style:style>
    <style:style style:name="P30" style:family="paragraph" style:parent-style-name="Text_20_body" style:list-style-name="L19">
      <style:paragraph-properties fo:margin-left="0.4925in" fo:margin-right="0in" fo:text-indent="0.5902in" style:auto-text-indent="false"/>
      <style:text-properties style:text-underline-style="none"/>
    </style:style>
    <style:style style:name="P31" style:family="paragraph" style:parent-style-name="Text_20_body" style:list-style-name="L20">
      <style:paragraph-properties fo:margin-left="0.4925in" fo:margin-right="0in" fo:text-indent="0.5902in" style:auto-text-indent="false"/>
      <style:text-properties style:text-underline-style="none"/>
    </style:style>
    <style:style style:name="P32" style:family="paragraph" style:parent-style-name="Title" style:master-page-name="First_20_Pag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style:language-complex="ar" style:country-complex="SA"/>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157286.3984in, 48924.438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4236in" text:min-label-width="0.25in"/>
        <style:text-properties style:font-name="StarSymbol1"/>
      </text:list-level-style-bullet>
      <text:list-level-style-bullet text:level="2" text:style-name="Bullet_20_Symbols" style:num-suffix="." text:bullet-char="○">
        <style:list-level-properties text:space-before="0.9236in" text:min-label-width="0.25in"/>
        <style:text-properties style:font-name="StarSymbol1"/>
      </text:list-level-style-bullet>
      <text:list-level-style-bullet text:level="3" text:style-name="Bullet_20_Symbols" style:num-suffix="." text:bullet-char="■">
        <style:list-level-properties text:space-before="1.4236in" text:min-label-width="0.25in"/>
        <style:text-properties style:font-name="StarSymbol1"/>
      </text:list-level-style-bullet>
      <text:list-level-style-bullet text:level="4" text:style-name="Bullet_20_Symbols" style:num-suffix="." text:bullet-char="●">
        <style:list-level-properties text:space-before="1.9236in" text:min-label-width="0.25in"/>
        <style:text-properties style:font-name="StarSymbol1"/>
      </text:list-level-style-bullet>
      <text:list-level-style-bullet text:level="5" text:style-name="Bullet_20_Symbols" style:num-suffix="." text:bullet-char="○">
        <style:list-level-properties text:space-before="2.4236in" text:min-label-width="0.25in"/>
        <style:text-properties style:font-name="StarSymbol1"/>
      </text:list-level-style-bullet>
      <text:list-level-style-bullet text:level="6" text:style-name="Bullet_20_Symbols" style:num-suffix="." text:bullet-char="■">
        <style:list-level-properties text:space-before="2.9236in" text:min-label-width="0.25in"/>
        <style:text-properties style:font-name="StarSymbol1"/>
      </text:list-level-style-bullet>
      <text:list-level-style-bullet text:level="7" text:style-name="Bullet_20_Symbols" style:num-suffix="." text:bullet-char="●">
        <style:list-level-properties text:space-before="3.4236in" text:min-label-width="0.25in"/>
        <style:text-properties style:font-name="StarSymbol1"/>
      </text:list-level-style-bullet>
      <text:list-level-style-bullet text:level="8" text:style-name="Bullet_20_Symbols" style:num-suffix="." text:bullet-char="○">
        <style:list-level-properties text:space-before="3.9236in" text:min-label-width="0.25in"/>
        <style:text-properties style:font-name="StarSymbol1"/>
      </text:list-level-style-bullet>
      <text:list-level-style-bullet text:level="9" text:style-name="Bullet_20_Symbols" style:num-suffix="." text:bullet-char="■">
        <style:list-level-properties text:space-before="4.4236in" text:min-label-width="0.25in"/>
        <style:text-properties style:font-name="StarSymbol1"/>
      </text:list-level-style-bullet>
      <text:list-level-style-bullet text:level="10" text:style-name="Bullet_20_Symbols" style:num-suffix="." text:bullet-char="●">
        <style:list-level-properties text:space-before="4.9236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yecto de Trabajo Profesional</text:p>
      <text:h text:style-name="Heading_20_1" text:outline-level="1">Título</text:h>
      <text:p text:style-name="P4">Plataforma educativa: Batalla Espacial 2.0</text:p>
      <text:h text:style-name="Heading_20_1" text:outline-level="1">Autor</text:h>
      <text:p text:style-name="P4">Mariano Patricio Tugnarelli<text:line-break/>padrón 78945<text:line-break/><text:a xlink:type="simple" xlink:href="mailto:marianotugnarelli@gmail.com">marianotugnarelli@gmail.com</text:a></text:p>
      <text:h text:style-name="Heading_20_1" text:outline-level="1">Tutores</text:h>
      <text:p text:style-name="P4">Lic. Rosa Graciela Wachenchauzer (Tutor)</text:p>
      <text:p text:style-name="P4">Ing. Juan Gabardini (Co-tutor)</text:p>
      <text:h text:style-name="Heading_20_1" text:outline-level="1">Objetivo</text:h>
      <text:p text:style-name="Text_20_body">Construir una plataforma que pueda ser utilizada como ejemplos concretos de temas teóricos y como <text:span text:style-name="T1">framework</text:span> para desarrollar ejercicios y trabajos prácticos en los cursos introductorios de ingeniería de software.<text:span text:style-name="T5"> </text:span></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6">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text:soft-page-break/>Desde la perspectiva teórica</text:h>
      <text:p text:style-name="Text_20_body">Bertrand Meyer describe en su libro las técnicas que ha aplicado por varios años en el curso “<text:span text:style-name="T6">Introduction to Programming</text:span>” en el ETH Zurich (<text:span text:style-name="T6">Eidgenössische Technische Hochschule Zürich,</text:span> <text:span text:style-name="T6">Swiss Federal Institute of Technology Zurich</text:span>), tomado por todos los estudiantes que ingresan a la carrera de Ciencias de la Computación (<text:span text:style-name="T6">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592853983" text:style-name="L1">
        <text:list-item>
          <text:p text:style-name="P10">Currículo invertido, también llamado outside-in (de afuera hacia adentro).</text:p>
        </text:list-item>
        <text:list-item>
          <text:p text:style-name="P10">Uso generalizado de técnicas orientadas a objetos y guiadas por modelos (object-oriented and model-driven techniques).</text:p>
        </text:list-item>
        <text:list-item>
          <text:p text:style-name="P10">Diseño por contrato.</text:p>
        </text:list-item>
        <text:list-item>
          <text:p text:style-name="P10">Planteo y discusión de las incumbencias, problemáticas y responsabilidades de la ingeniería de software (software engineering concerns) desde el comienzo.</text:p>
        </text:list-item>
      </text:list>
      <text:p text:style-name="P8">Los conceptos planteados por Meyer como lineamientos generales del plan de estudio formalizan las percepciones recogidas en el ámbito práctico y didáctico, razón por la cuál, se adopta su propuesta como marco teórico para el desarrollo de este trabajo.</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1752679233" text:style-name="L2">
        <text:list-item>
          <text:p text:style-name="P11">Construcción de módulos en lugar de aplicaciones completas.</text:p>
        </text:list-item>
        <text:list-item>
          <text:p text:style-name="P11">Utilización intensiva y extensiva de bibliotecas de componentes y <text:span text:style-name="T2">frameworks</text:span><text:span text:style-name="T1">.</text:span></text:p>
        </text:list-item>
        <text:list-item>
          <text:p text:style-name="P11">Trabajo en equipo.</text:p>
        </text:list-item>
        <text:list-item>
          <text:p text:style-name="P11">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2">from</text:span><text:span text:style-name="T6"> </text:span><text:span text:style-name="T2">scratch</text:span><text:span text:style-name="T5">), </text:span><text:soft-page-break/><text:span text:style-name="T5">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3">scripts</text:span><text:span text:style-name="T5"> utilitarios para manipular archivos, monitorear recursos o censar el tráfico en una interfaz de red. </text:span></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5">Este segundo escenario nos presenta desafíos diferentes. </text:span>Aparecen nuevas responsabilidades que en el primer escenario no existen:</text:p>
      <text:list xml:id="list1794063406" text:style-name="L3">
        <text:list-item>
          <text:p text:style-name="P12">Responsabilidades para con el resto del equipo. Como proveedor de un módulo que otro miembro del equipo utilizará para construir su propio módulo. Fundamentalmente se requiere que el módulo:</text:p>
          <text:list>
            <text:list-item>
              <text:p text:style-name="P12">Tenga definida una interfaz clara.</text:p>
            </text:list-item>
            <text:list-item>
              <text:p text:style-name="P12">Sea cohesivo.</text:p>
            </text:list-item>
            <text:list-item>
              <text:p text:style-name="P12">Provea información respecto a su forma de utilización, ya sea como documentación formal del contrato expuesto por su interfaz y/o como ejemplos de su utilización.</text:p>
            </text:list-item>
            <text:list-item>
              <text:p text:style-name="P12">Cuente con pruebas unitarios que ofrezcan mínimas garantías de su corrección funcional.</text:p>
            </text:list-item>
          </text:list>
        </text:list-item>
        <text:list-item>
          <text:p text:style-name="P12">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1">frameworks</text:span></text:h>
      <text:p text:style-name="P6">En la actualidad uno de los aspectos que caracteriza a la construcción de software es la utilización intensiva y extensiva de bibliotecas de componentes y <text:span text:style-name="T2">frameworks</text:span><text:span text:style-name="T1">.</text:span> </text:p>
      <text:p text:style-name="P6">Consideramos que es intensiva por el hecho de ser permanente su uso. Es decir, en todo momento interactuamos con las piezas de software provistas por una biblioteca o un <text:span text:style-name="T2">framework</text:span><text:span text:style-name="T1">.</text:span></text:p>
      <text:p text:style-name="P6"><text:soft-page-break/>Consideramos que es extensiva porque se usan en todos los contextos para resolver múltiples problemas.</text:p>
      <text:p text:style-name="P6">Existen innumerables bibliotecas de componentes y <text:span text:style-name="T2">frameworks</text:span>, en su gran mayoría originados en torno a comunidades virtuales y organizados como proyectos <text:span text:style-name="T2">open</text:span> <text:span text:style-name="T2">source,</text:span> que nos proveen piezas de software con altos niveles de reutilización y que nos permiten colaborar activamente en su desarrollo. <text:s/></text:p>
      <text:p text:style-name="P6">Son frecuentes las oportunidades que se presentan para utilizar bibliotecas de componentes y <text:span text:style-name="T2">frameworks</text:span> maduros con altos niveles de calidad. Así como también, las oportunidades de utilizar diferentes soluciones (bibliotecas y <text:span text:style-name="T2">frameworks</text:span>) para resolver el mismo problema. </text:p>
      <text:p text:style-name="P6">También se presentan oportunidades para realizar aportes a estos proyectos a partir de:</text:p>
      <text:list xml:id="list659096116" text:style-name="L4">
        <text:list-item>
          <text:p text:style-name="P13">Detección de fallas.</text:p>
        </text:list-item>
        <text:list-item>
          <text:p text:style-name="P13">Identificación de defectos.</text:p>
        </text:list-item>
        <text:list-item>
          <text:p text:style-name="P13">Corrección de defectos.</text:p>
        </text:list-item>
        <text:list-item>
          <text:p text:style-name="P13">Identificación de mejoras.</text:p>
        </text:list-item>
        <text:list-item>
          <text:p text:style-name="P13">Construcción de extensiones desarrolladas en el contexto de un problema particular que la pieza original no tenía contemplado. <text:s/></text:p>
        </text:list-item>
      </text:list>
      <text:p text:style-name="P6">Estas experiencias permiten formar amplios criterios tanto de uso como de construcción.</text:p>
      <text:p text:style-name="P6">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6">En el rol de usuario:</text:p>
      <text:list xml:id="list1602958147" text:style-name="L5">
        <text:list-item>
          <text:p text:style-name="P14">Experimentamos el proceso de aprendizaje de uso de la pieza. </text:p>
        </text:list-item>
        <text:list-item>
          <text:p text:style-name="P14">Percibimos sus atributos de calidad, como por ejemplo corrección, claridad, robustez y flexibilidad. </text:p>
        </text:list-item>
        <text:list-item>
          <text:p text:style-name="P14">Identificamos ventajas y desventajas de su diseño e implementación.</text:p>
        </text:list-item>
      </text:list>
      <text:p text:style-name="P6">En el rol de proveedor:</text:p>
      <text:list xml:id="list1705602303" text:style-name="L6">
        <text:list-item>
          <text:p text:style-name="P15">Analizamos los requerimientos.</text:p>
        </text:list-item>
        <text:list-item>
          <text:p text:style-name="P15">Definimos la interfaz.</text:p>
        </text:list-item>
        <text:list-item>
          <text:p text:style-name="P15">Evaluamos los posibles diseños e implementaciones.</text:p>
        </text:list-item>
        <text:list-item>
          <text:p text:style-name="P15">Generamos la documentación.</text:p>
        </text:list-item>
      </text:list>
      <text:p text:style-name="P6"><text:soft-page-break/>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6">El trabajo en equipo es una constante presente en todo desarrollo de software de mediano y gran porte. Desde pequeños equipos locales hasta grandes equipos distribuidos alrededor del mundo.</text:p>
      <text:p text:style-name="P6">En este contexto se requiere compromiso, colaboración y comprensión de los criterios de descomposición y de composición modular.</text:p>
      <text:p text:style-name="P6">La descomposición modular permite dividir el problema en partes e implementar la solución de cada una de estas partes como módulos, haciendo posible la división del trabajo entre los miembros del equipo.</text:p>
      <text:p text:style-name="P6">La composición modular hace posible ensamblar la solución a un problema a partir de los módulos construidos por diferentes miembros del equipo o por bibliotecas de componentes y <text:span text:style-name="T2">frameworks</text:span> provistos por terceros.</text:p>
      <text:p text:style-name="P6">La colaboración entre los miembros del equipo potencia las capacidades individuales. La utilización de un módulo construido por otro miembro del equipo debe ser un ámbito cotidiano de aprendizaje y mejora. Aprendemos del resto del equipo y aportamos nuestro conocimientos para aumentar la calidad del módulo.</text:p>
      <text:p text:style-name="P6">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6">Como mencionábamos en la sección anterior cada miembro del equipo debe estar comprometido con la calidad de todo módulo que el equipo construye, así como también con la calidad del producto final.</text:p>
      <text:p text:style-name="P6">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6">Técnicas como <text:span text:style-name="T6">TDD</text:span> (<text:span text:style-name="T6">Test </text:span><text:span text:style-name="T2">Driven</text:span><text:span text:style-name="T6"> </text:span><text:span text:style-name="T2">Development</text:span>, desarrollo guiado por pruebas) proponen utilizar las pruebas unitarias automatizadas como herramienta de especificación, para diseñar la interfaz del módulo.</text:p>
      <text:h text:style-name="Heading_20_2" text:outline-level="2"><text:soft-page-break/>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323698618" text:style-name="L7">
        <text:list-item>
          <text:p text:style-name="P16">Proporcionar ejemplos concretos y simples, pero completos y descriptivos.</text:p>
        </text:list-item>
        <text:list-item>
          <text:p text:style-name="P16">Platear desafíos en un contexto atractivo.</text:p>
        </text:list-item>
        <text:list-item>
          <text:p text:style-name="P16">Usar primero y construir después.</text:p>
        </text:list-item>
        <text:list-item>
          <text:p text:style-name="P16">Plantear estrategias de trabajo que contemplen las diferencias en la formación y los conocimientos adquiridos previamente (<text:span text:style-name="T2">background</text:span>) por los alumnos. </text:p>
        </text:list-item>
        <text:list-item>
          <text:p text:style-name="P16">Definir lineamientos que promuevan el trabajo en grupo.</text:p>
        </text:list-item>
        <text:list-item>
          <text:p text:style-name="P16">Evitar introducir un elemento nuevo de complejidad en el proceso de aprendizaje dado por el idioma.</text:p>
        </text:list-item>
      </text:list>
      <text:p text:style-name="Text_20_body">Explicaremos ahora el propósito de cada una de ellas.</text:p>
      <text:h text:style-name="Heading_20_3" text:outline-level="3">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text:soft-page-break/>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2">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universitario.</text:p>
      <text:p text:style-name="Text_20_body">Es necesario contemplar este abanico de posibilidades, percibiendo esto como una oportunidad en lugar de un obstáculo. Debemos enfocarnos en:</text:p>
      <text:list xml:id="list1316262684" text:continue-numbering="true" text:style-name="L7">
        <text:list-item>
          <text:p text:style-name="P16">Aprovechar los conocimientos previos, potenciándolos.</text:p>
        </text:list-item>
        <text:list-item>
          <text:p text:style-name="P16">Construir un contexto en el que los que saben pueden aprender más, evitando el síndrome del alumno aburrido porque conoce los temas que se explican.</text:p>
        </text:list-item>
        <text:list-item>
          <text:p text:style-name="P16">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text:soft-page-break/>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2">frameworks</text:span> por tanto, deberían estar en español, en particular aquellas vinculadas con el contexto concreto del problema, que describen con sus abstracciones el modelo de la realidad analizada.</text:p>
      <text:h text:style-name="Heading_20_1"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text:soft-page-break/>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9">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Visión</text:h>
      <text:p text:style-name="P9">La Batalla Espacial fue originalmente construida como el contexto de Trabajo Práctico para Algoritmos y Programación III, luego sufrió algunas pequeñas ampliaciones y ajustes para poder ser utilizada en otras materias.</text:p>
      <text:p text:style-name="P9">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9">Considero que el desarrollo realizado hasta el momento representa una prueba de concepto, satisfactoria por cierto, para el presente trabajo. </text:p>
      <text:p text:style-name="P9">Por tanto, creo que existe una oportunidad concreta de satisfacer las necesidades expuestas hasta el momento tomando como punto de partida la definición original de la Batalla Espacial, ampliando sus horizontes y haciendo una <text:span text:style-name="T6">refactorización</text:span> completa del código hasta aquí construido.</text:p>
      <text:h text:style-name="Heading_20_1" text:outline-level="1"><text:soft-page-break/>Alcance</text:h>
      <text:p text:style-name="Text_20_body">Desarrollar los temas teóricos de la ingeniería de software que serán soportados por la plataforma. Estos son los objetivos temáticos de aprendizaje que se detallan en la próxima sección.</text:p>
      <text:p text:style-name="Text_20_body">Construir la plataforma educativa junto con el material de soporte para las actividades propuestas de cada uno de los objetivos temáticos de aprendizaje.</text:p>
      <text:p text:style-name="Text_20_body">Proveer en la plataforma herramientas que permitan el análisis experimental de la eficiencia algorítmica de los módulos internos y los desarrollados por los alumnos. </text:p>
      <text:p text:style-name="Text_20_body">Hacer de este trabajo un proyecto <text:span text:style-name="T2">open</text:span><text:span text:style-name="T6"> </text:span><text:span text:style-name="T2">source</text:span>, con el objetivo de que docentes y alumnos tengan a su disposición todo el material generado y puedan colaborar con extensiones, correcciones y mejoras. </text:p>
      <text:h text:style-name="Heading_20_2" text:outline-level="2">Objetivos temáticos</text:h>
      <text:p text:style-name="Text_20_body">Los objetivos temáticos de aprendizaje seleccionados son:</text:p>
      <text:list xml:id="list1894059704" text:style-name="L8">
        <text:list-item>
          <text:p text:style-name="P28">Encapsulamiento </text:p>
        </text:list-item>
        <text:list-item>
          <text:p text:style-name="P28">Algoritmos de ordenamiento </text:p>
        </text:list-item>
        <text:list-item>
          <text:p text:style-name="P28">Pruebas </text:p>
        </text:list-item>
        <text:list-item>
          <text:p text:style-name="P28">Estructuras dinámicas de datos </text:p>
        </text:list-item>
        <text:list-item>
          <text:p text:style-name="P28">Herencia y Polimorfismo </text:p>
        </text:list-item>
        <text:list-item>
          <text:p text:style-name="P28">Grafos</text:p>
        </text:list-item>
      </text:list>
      <text:h text:style-name="Heading_20_2" text:outline-level="2">Materiales</text:h>
      <text:p text:style-name="Text_20_body">Los materiales didácticos a desarrollar para cada uno de los objetivos temáticos de aprendizaje seleccionados son:</text:p>
      <text:list xml:id="list68130650" text:continue-numbering="true" text:style-name="L8">
        <text:list-item>
          <text:p text:style-name="P28">Desarrollo teórico</text:p>
          <text:list>
            <text:list-item>
              <text:p text:style-name="P28">Descripción de la problemática en el contexto de la plataforma.</text:p>
            </text:list-item>
            <text:list-item>
              <text:p text:style-name="P28">Ejemplo aplicación del concepto.</text:p>
            </text:list-item>
          </text:list>
        </text:list-item>
        <text:list-item>
          <text:p text:style-name="P28">Ejercicio práctico</text:p>
          <text:list>
            <text:list-item>
              <text:p text:style-name="P28">Enunciado del ejercicio práctico.</text:p>
            </text:list-item>
            <text:list-item>
              <text:p text:style-name="P28">Resolución tipo del ejercicio práctico.</text:p>
            </text:list-item>
            <text:list-item>
              <text:p text:style-name="P28">Preguntas guía para elaborar el informe.</text:p>
            </text:list-item>
          </text:list>
        </text:list-item>
      </text:list>
      <text:h text:style-name="Heading_20_2" text:outline-level="2"><text:soft-page-break/>Requerimientos Funcionales</text:h>
      <text:p text:style-name="Text_20_body">La plataforma educativa tendrá las siguientes funcionalidades:</text:p>
      <text:list xml:id="list2038136749" text:style-name="L9">
        <text:list-item>
          <text:p text:style-name="P17">Gestión de módulos</text:p>
          <text:list>
            <text:list-item>
              <text:p text:style-name="P17">Cargar dinámicamente módulos desarrollados por alumnos y docentes como solución a los ejercicios propuestos.</text:p>
            </text:list-item>
            <text:list-item>
              <text:p text:style-name="P17">Cargar dinámicamente módulos desarrollados por alumnos y docentes que reemplacen módulos internos de la plataforma.</text:p>
            </text:list-item>
            <text:list-item>
              <text:p text:style-name="P17">Ejecutar los módulos cargados dinámicamente.</text:p>
            </text:list-item>
          </text:list>
        </text:list-item>
        <text:list-item>
          <text:p text:style-name="P17">Eficiencia computacional</text:p>
          <text:list>
            <text:list-item>
              <text:p text:style-name="P17">Activar y desactivar la recolección de datos durante la ejecución de los módulos para la construcción de métricas de eficiencia espacial y temporal.</text:p>
            </text:list-item>
            <text:list-item>
              <text:p text:style-name="P17">Visualizar las datos recolectados de eficiencia espacial y temporal filtrando por:</text:p>
              <text:list>
                <text:list-item>
                  <text:p text:style-name="P17">módulos</text:p>
                </text:list-item>
                <text:list-item>
                  <text:p text:style-name="P17">ejecuciones </text:p>
                </text:list-item>
                <text:list-item>
                  <text:p text:style-name="P17">tamaños de problema</text:p>
                </text:list-item>
              </text:list>
            </text:list-item>
            <text:list-item>
              <text:p text:style-name="P17">Exportar los datos para que puedan ser manipularlos mediante una planilla de cálculos.</text:p>
            </text:list-item>
          </text:list>
        </text:list-item>
      </text:list>
      <text:h text:style-name="Heading_20_2" text:outline-level="2">Requerimentos no Funcionales</text:h>
      <text:h text:style-name="Heading_20_3" text:outline-level="3">Hardware</text:h>
      <text:p text:style-name="Text_20_body">Los requerimientos mínimos de hardware para la instalación y ejecución de la plataforma educativa son:</text:p>
      <text:list xml:id="list1203296797" text:style-name="L10">
        <text:list-item>
          <text:p text:style-name="P18">procesador: 512 MHz</text:p>
        </text:list-item>
        <text:list-item>
          <text:p text:style-name="P18">memoria RAM: 128 Mb</text:p>
        </text:list-item>
        <text:list-item>
          <text:p text:style-name="P18">espacio en disco: 10 Mb</text:p>
        </text:list-item>
      </text:list>
      <text:h text:style-name="Heading_20_3" text:outline-level="3" text:restart-numbering="true" text:start-value="-1">Software</text:h>
      <text:p text:style-name="Text_20_body">El software de base requerido para instalar y ejecutar la plataforma educativa lo constituye una implementación de JRE (Java Runtime Environment) versión 1.6. Existen múltiples productos disponibles para todas las arquitecturas y plataformas existentes, entre las que se destacan: </text:p>
      <text:list xml:id="list2178425931" text:style-name="L11">
        <text:list-item>
          <text:p text:style-name="P19">Open JDK (implementación open source)</text:p>
        </text:list-item>
        <text:list-item>
          <text:p text:style-name="P19">Sun (Oracle) JRE (implementación propietaria y gratuita)</text:p>
        </text:list-item>
      </text:list>
      <text:p text:style-name="Text_20_body"><text:soft-page-break/>Para desarrollar módulos que se ejecuten sobre la plataforma educativa (desarrollo de ejercicios y prácticas) se requiere una implementación de JDK (Java Development Kit) <text:s/>versión 1.6, existiendo también múltiples productos disponibles de manera gratuita para todas las arquitecturas y plataformas existentes, entre las que se destacan: </text:p>
      <text:list xml:id="list1079507901" text:style-name="L12">
        <text:list-item>
          <text:p text:style-name="P20">Open JDK (implementación open source)</text:p>
        </text:list-item>
        <text:list-item>
          <text:p text:style-name="P20">Sun (Oracle) JDK (implementación propietaria y gratuita)</text:p>
        </text:list-item>
      </text:list>
      <text:p text:style-name="Text_20_body">Se recomienda además, aunque es opcional, la utilización de un ambiente integrado de desarrollo para Java (Java IDE, Integrated Development Environment) que mejore la experiencia de alumnos y docentes en la construcción de software. Cualquier producto de los que existen en el mercado (propietarios y open source) pueden ser utilizados de manera indistinta, quedando la selección concreta a consideración del usuario.</text:p>
      <text:h text:style-name="Heading_20_3" text:outline-level="3">Portabilidad</text:h>
      <text:p text:style-name="Text_20_body">Tanto la plataforma educativa como los módulos desarrollados por alumnos y docentes deben ser portables, siendo independiente su ejecución del sistema operativo y el hardaware.</text:p>
      <text:h text:style-name="Heading_20_3" text:outline-level="3">Extensibilidad</text:h>
      <text:p text:style-name="Text_20_body">La plataforma debe definir un mecanismo simple y a la vez potente para agregar nuevos objetivos temáticos de aprendizaje. </text:p>
      <text:p text:style-name="Text_20_body">La implementación debe cumplir con el principio de abierto-cerrado. Debe estar abierta a su extensión pero cerrada para su uso. </text:p>
      <text:h text:style-name="Heading_20_1" text:outline-level="1">Arquitectura</text:h>
      <text:p text:style-name="Text_20_body">La plataforma educativa se construirá como una aplicación de escritorio (<text:span text:style-name="T4">stand-alone</text:span>) estructurada según el patrón de arquitectura MVC (Model View Controller).</text:p>
      <text:p text:style-name="Text_20_body"/>
      <text:p text:style-name="Text_20_body">Utilizará una base de datos embebida para almacenar los datos de eficiencia computacional registrados durante la ejecución de los módulos.</text:p>
      <text:h text:style-name="Heading_20_1" text:outline-level="1">Herramientas de Desarrollo</text:h>
      <text:h text:style-name="Heading_20_3" text:outline-level="3">Hardware</text:h>
      <text:p text:style-name="Text_20_body">Para llevar adelante el desarrollo del presente trabajo profesional se utilizará el siguiente hardware:</text:p>
      <text:list xml:id="list1041620032" text:style-name="L13">
        <text:list-item>
          <text:p text:style-name="P21">procesador: <text:s/>AMD Dual core</text:p>
        </text:list-item>
        <text:list-item>
          <text:p text:style-name="P21"><text:soft-page-break/>memoria: 6 Gb</text:p>
        </text:list-item>
        <text:list-item>
          <text:p text:style-name="P21">espacio en disco: 1 Gb</text:p>
        </text:list-item>
      </text:list>
      <text:h text:style-name="Heading_20_3" text:outline-level="3">Software</text:h>
      <text:h text:style-name="Heading_20_4" text:outline-level="4">Sofware de base</text:h>
      <text:list xml:id="list1880422524" text:style-name="L14">
        <text:list-item>
          <text:p text:style-name="P22">Sistema operativo: Ubuntu 10.04 </text:p>
        </text:list-item>
        <text:list-item>
          <text:p text:style-name="P22">JDK: Sun (Oracle) JDK 1.6.22</text:p>
        </text:list-item>
      </text:list>
      <text:h text:style-name="Heading_20_4" text:outline-level="4">Servicios</text:h>
      <text:list xml:id="list1289200053" text:style-name="L15">
        <text:list-item>
          <text:p text:style-name="P23">Google groups<text:line-break/>Servicio gratuito de listas de correo:<text:line-break/><text:a xlink:type="simple" xlink:href="http://groups.google.com/group/tp-batalla-espacial">http://groups.google.com/group/tp-batalla-espacial</text:a><text:line-break/><text:a xlink:type="simple" xlink:href="http://groups.google.com/group/batalla-espacial">http://groups.google.com/group/batalla-espacial</text:a></text:p>
        </text:list-item>
        <text:list-item>
          <text:p text:style-name="P23">Google code<text:line-break/>Servicio gratuito de hosting y administración de proyectos de desarrollo de software:<text:line-break/><text:a xlink:type="simple" xlink:href="http://code.google.com/batalla-espacial">http://code.google.com/batalla-espacial</text:a></text:p>
        </text:list-item>
      </text:list>
      <text:h text:style-name="Heading_20_4" text:outline-level="4">Herramientas</text:h>
      <text:list xml:id="list1200478040" text:style-name="L16">
        <text:list-item>
          <text:p text:style-name="P24">eclipse helios</text:p>
          <text:p text:style-name="P24">open source<text:line-break/></text:p>
        </text:list-item>
        <text:list-item>
          <text:p text:style-name="P24">apache maven<text:line-break/>open source, licencia apache<text:line-break/><text:a xlink:type="simple" xlink:href="http://maven.apache.org/">http://maven.apache.org</text:a></text:p>
        </text:list-item>
        <text:list-item>
          <text:p text:style-name="P24">Visual Paradigm for UML, Community Edition<text:line-break/><text:line-break/></text:p>
        </text:list-item>
      </text:list>
      <text:h text:style-name="Heading_20_4" text:outline-level="4">Frameworks</text:h>
      <text:list xml:id="list307518861" text:style-name="L17">
        <text:list-item>
          <text:p text:style-name="P25">pruebas unitarias: jUnit <text:line-break/></text:p>
        </text:list-item>
        <text:list-item>
          <text:p text:style-name="P25">persistencia: JPA (Java Persistence API), implementación Hibernate</text:p>
        </text:list-item>
        <text:list-item>
          <text:p text:style-name="P25">interfaz de usuario: Swing</text:p>
        </text:list-item>
        <text:list-item>
          <text:p text:style-name="P25">base de datos embebida: derby</text:p>
        </text:list-item>
        <text:list-item>
          <text:p text:style-name="P25">grafos: JUNG (Java Universal Network and Graph API)</text:p>
        </text:list-item>
      </text:list>
      <text:h text:style-name="Heading_20_1" text:outline-level="1"><text:soft-page-break/>Planificación</text:h>
      <text:p text:style-name="P7">Duración: 4 meses.</text:p>
      <text:p text:style-name="P7">Iteraciones de 2 semanas. </text:p>
      <text:h text:style-name="Heading_20_2" text:outline-level="2">Entregas</text:h>
      <text:p text:style-name="Text_20_body">Plan de liberaciones (entregas) cada 2 iteraciones.</text:p>
      <text:h text:style-name="Heading_20_4" text:outline-level="4">Entrega 1</text:h>
      <text:list xml:id="list1212821388" text:continue-list="list68130650" text:style-name="L8">
        <text:list-item>
          <text:p text:style-name="P28">Refactorización del código legado.</text:p>
        </text:list-item>
        <text:list-item>
          <text:p text:style-name="P28">Identificación de las oportunidades en el código (puntos de extensión).</text:p>
        </text:list-item>
        <text:list-item>
          <text:p text:style-name="P28">Selección de las funcionalidades a desarrollar a partir de los objetivos temáticos de aprendizaje y las oportunidades identificadas en el código. (Construir un listado de requerimientos priorizado)</text:p>
        </text:list-item>
        <text:list-item>
          <text:p text:style-name="P28">Identificación de las funcionalidades primarias y secundarias.</text:p>
        </text:list-item>
        <text:list-item>
          <text:p text:style-name="P28">Prototipo de la API de medición experimental de eficiencia algorítmica.</text:p>
        </text:list-item>
        <text:list-item>
          <text:p text:style-name="P28">Prototipo de la interfaz de usuario (UI) de visualización y análisis de las mediciones registradas de eficiencia algorítmica.</text:p>
        </text:list-item>
      </text:list>
      <text:h text:style-name="Heading_20_4" text:outline-level="4">Entrega 2</text:h>
      <text:list xml:id="list1869801067" text:style-name="L18">
        <text:list-item>
          <text:p text:style-name="P29">Desarrollo de las funcionalidad primarias.</text:p>
        </text:list-item>
        <text:list-item>
          <text:p text:style-name="P29">API de medición experimental de complejidad algorítmica. </text:p>
        </text:list-item>
        <text:list-item>
          <text:p text:style-name="P29">Interfaz de usuario (UI) de visualización y análisis de las mediciones registradas de eficiencia algorítmica.</text:p>
        </text:list-item>
      </text:list>
      <text:h text:style-name="Heading_20_4" text:outline-level="4">Entrega 3</text:h>
      <text:list xml:id="list1112334727" text:style-name="L19">
        <text:list-item>
          <text:p text:style-name="P30">Desarrollo de las funcionalidad secundarias.</text:p>
        </text:list-item>
      </text:list>
      <text:h text:style-name="Heading_20_4" text:outline-level="4">Entrega 4</text:h>
      <text:list xml:id="list1755358641" text:style-name="L20">
        <text:list-item>
          <text:p text:style-name="P31">Producto final.</text:p>
        </text:list-item>
        <text:list-item>
          <text:p text:style-name="P31">Presentación.</text:p>
        </text:list-item>
        <text:list-item>
          <text:p text:style-name="P31">Documentación.</text:p>
        </text:list-item>
      </text:list>
      <text:h text:style-name="Heading_20_3" text:outline-level="3">Funcionalidades</text:h>
      <text:p text:style-name="Text_20_body">Cada una de las funcionalidades está compuesta por:</text:p>
      <text:list xml:id="list1685935024" text:style-name="L21">
        <text:list-item>
          <text:p text:style-name="P26"><text:soft-page-break/>Soporte en la plataforma</text:p>
        </text:list-item>
        <text:list-item>
          <text:p text:style-name="P26">Documentación</text:p>
        </text:list-item>
        <text:list-item>
          <text:p text:style-name="P26">Material y enunciado de actividad tipo</text:p>
        </text:list-item>
        <text:list-item>
          <text:p text:style-name="P26">Resolución de la actividad tipo</text:p>
        </text:list-item>
        <text:list-item>
          <text:p text:style-name="P26">Material de actividad tipo para el docente</text:p>
        </text:list-item>
        <text:list-item>
          <text:p text:style-name="P26">Resolución de la actividad tipo para el docente</text:p>
        </text:list-item>
      </text:list>
      <text:h text:style-name="Heading_20_1" text:outline-level="1">Referencias</text:h>
      <text:list xml:id="list765816715" text:style-name="L22">
        <text:list-item>
          <text:p text:style-name="P27"><text:s/>Bertrand Meyer, <text:span text:style-name="T7">Touch of Class. Learning to Program Well with Objects and Contracts</text:span>, Springer, 2009. </text:p>
        </text:list-item>
        <text:list-item>
          <text:p text:style-name="P27"><text:s/>Bertrand Meyer, <text:span text:style-name="T7">Object-Oriented Software Construction</text:span>, Prentice Hall, <text:s/>1985, 2da. Edición 1997.</text:p>
        </text:list-item>
        <text:list-item>
          <text:p text:style-name="P27"><text:s/>Erich Gamma, Richard Helm, Ralph Johnson, John Vlissides, <text:span text:style-name="T7">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s" fo:country="A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keep-together="always" fo:keep-with-next="always"/>
      <style:text-properties fo:color="#4f81bd" style:font-name="Cambria" fo:font-weight="bold" style:font-name-asian="Times New Roman" style:font-weight-asian="bold" style:font-name-complex="Times New Roman" style:font-weight-complex="bold"/>
    </style:style>
    <style:style style:name="Title" style:family="paragraph" style:parent-style-name="Standard" style:next-style-name="Standard" style:class="chapter">
      <style:paragraph-properties fo:margin-top="0in" fo:margin-bottom="0.2083in" fo:line-height="100%"/>
      <style:text-properties fo:color="#17365d" style:font-name="Cambria" fo:font-size="26pt" fo:letter-spacing="0.0035in"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Texto_20_de_20_globo" style:display-name="Texto de glob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left="0in" fo:margin-right="0in" fo:text-indent="0.5902in"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Fuente_20_de_20_párrafo_20_predeter." style:display-name="Fuente de párrafo predeter." style:family="text"/>
    <style:style style:name="_20_Car_20_Car3" style:display-name=" Car Car3" style:family="text" style:parent-style-name="Fuente_20_de_20_párrafo_20_predeter.">
      <style:text-properties fo:color="#17365d" style:font-name="Cambria" fo:font-size="26pt" fo:letter-spacing="0.0035in" style:letter-kerning="true" style:font-name-asian="Times New Roman" style:font-size-asian="26pt" style:font-name-complex="Times New Roman" style:font-size-complex="26pt"/>
    </style:style>
    <style:style style:name="_20_Car_20_Car6" style:display-name=" Car Car6"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5" style:display-name=" Car Car5"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4" style:display-name=" Car Car4"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_20_Car_20_Car2" style:display-name=" Car Car2" style:family="text" style:parent-style-name="Fuente_20_de_20_párrafo_20_predeter."/>
    <style:style style:name="_20_Car_20_Car1" style:display-name=" Car Car1" style:family="text" style:parent-style-name="Fuente_20_de_20_párrafo_20_predeter."/>
    <style:style style:name="_20_Car_20_Car" style:display-name=" Car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157286.3984in, 48924.438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MP1">Proyecto de Trabajo Profesional</text:p>
      </style:header>
      <style:footer>
        <text:p text:style-name="MP2"><text:page-number text:select-page="current">15</text:page-number></text:p>
        <text:p text:style-name="Footer"/>
      </style:footer>
    </style:master-page>
    <style:master-page style:name="First_20_Page" style:display-name="First Page" style:page-layout-name="Mpm1" style:next-style-name="Standard">
      <style:header>
        <text:p text:style-name="MP3"><draw:frame draw:style-name="Mfr1" draw:name="Picture 1" text:anchor-type="as-char" svg:width="2.4in" svg:height="0.7516in" draw:z-index="0"><draw:image xlink:href="Pictures/10000201000001680000007087A30F10.png" xlink:type="simple" xlink:show="embed" xlink:actuate="onLoad"/></draw:frame></text:p>
      </style:header>
      <style:footer>
        <text:p text:style-name="MP2"><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 de Trabajo Profesional</dc:title>
    <meta:initial-creator>Arturo</meta:initial-creator>
    <meta:creation-date>2010-11-09T20:09:00</meta:creation-date>
    <dc:creator>Mariano Tugnarelli</dc:creator>
    <dc:date>2010-12-07T19:52:24</dc:date>
    <meta:print-date>2010-09-17T20:26:00</meta:print-date>
    <meta:editing-cycles>45</meta:editing-cycles>
    <meta:editing-duration>PT28H50M35S</meta:editing-duration>
    <meta:generator>OpenOffice.org/3.2$Unix OpenOffice.org_project/320m12$Build-9483</meta:generator>
    <meta:document-statistic meta:table-count="0" meta:image-count="1" meta:object-count="0" meta:page-count="15" meta:paragraph-count="247" meta:word-count="3776" meta:character-count="25581"/>
    <meta:user-defined meta:name="Info 1"/>
    <meta:user-defined meta:name="Info 2"/>
    <meta:user-defined meta:name="Info 3"/>
    <meta:user-defined meta:name="Info 4"/>
  </office:meta>
</office:document-meta>
</file>